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df34" officeooo:paragraph-rsid="001fdf34"/>
    </style:style>
    <style:style style:name="P2" style:family="paragraph" style:parent-style-name="Standard">
      <style:paragraph-properties fo:text-align="center" style:justify-single-word="false"/>
      <style:text-properties officeooo:rsid="001fdf34" officeooo:paragraph-rsid="001fdf34"/>
    </style:style>
    <style:style style:name="P3" style:family="paragraph" style:parent-style-name="Standard">
      <style:paragraph-properties fo:text-align="start" style:justify-single-word="false"/>
      <style:text-properties fo:font-weight="bold" officeooo:rsid="001fdf34" officeooo:paragraph-rsid="001fdf3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fdf34" officeooo:paragraph-rsid="00214d2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14d26" officeooo:paragraph-rsid="00214d2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46906" officeooo:paragraph-rsid="0024690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ae56b" officeooo:paragraph-rsid="002ae56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c123d" officeooo:paragraph-rsid="002c123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c123d" officeooo:paragraph-rsid="002c123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ae56b" officeooo:paragraph-rsid="002ae56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c123d" officeooo:paragraph-rsid="002c123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rsid="00246906" officeooo:paragraph-rsid="00246906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246906" officeooo:paragraph-rsid="00246906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2811df" officeooo:paragraph-rsid="002811df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29a950" officeooo:paragraph-rsid="0029a950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officeooo:rsid="002811df" officeooo:paragraph-rsid="002811df"/>
    </style:style>
    <style:style style:name="P18" style:family="paragraph" style:parent-style-name="Table_20_Contents">
      <style:paragraph-properties fo:text-align="start" style:justify-single-word="false"/>
      <style:text-properties officeooo:rsid="0029a950" officeooo:paragraph-rsid="0029a950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14d26" officeooo:paragraph-rsid="00214d26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32a1a2" officeooo:paragraph-rsid="0032a1a2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36c61c" officeooo:paragraph-rsid="0036c61c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c123d" officeooo:paragraph-rsid="002c123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c123d" officeooo:paragraph-rsid="00341f2c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c123d" officeooo:paragraph-rsid="0035c7fc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c123d" officeooo:paragraph-rsid="0036c61c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41f2c" officeooo:paragraph-rsid="00341f2c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ae56b" officeooo:paragraph-rsid="002ae56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c123d" officeooo:paragraph-rsid="002c123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paragraph-rsid="0036c61c" style:font-size-asian="12pt" style:font-weight-asian="bold" style:font-size-complex="12pt" style:font-weight-complex="bold"/>
    </style:style>
    <style:style style:name="P31" style:family="paragraph" style:parent-style-name="Standard">
      <style:text-properties officeooo:rsid="003abca6" officeooo:paragraph-rsid="003abca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fc1a" style:font-weight-asian="normal" style:font-weight-complex="normal"/>
    </style:style>
    <style:style style:name="T3" style:family="text">
      <style:text-properties fo:font-weight="normal" officeooo:rsid="00214d26" style:font-weight-asian="normal" style:font-weight-complex="normal"/>
    </style:style>
    <style:style style:name="T4" style:family="text">
      <style:text-properties fo:font-weight="normal" officeooo:rsid="0022b921" style:font-weight-asian="normal" style:font-weight-complex="normal"/>
    </style:style>
    <style:style style:name="T5" style:family="text">
      <style:text-properties fo:font-weight="normal" officeooo:rsid="0023f9d2" style:font-weight-asian="normal" style:font-weight-complex="normal"/>
    </style:style>
    <style:style style:name="T6" style:family="text">
      <style:text-properties fo:font-weight="normal" officeooo:rsid="00246906" style:font-weight-asian="normal" style:font-weight-complex="normal"/>
    </style:style>
    <style:style style:name="T7" style:family="text">
      <style:text-properties fo:font-weight="normal" officeooo:rsid="0032a1a2" style:font-weight-asian="normal" style:font-weight-complex="normal"/>
    </style:style>
    <style:style style:name="T8" style:family="text">
      <style:text-properties fo:font-weight="normal" officeooo:rsid="0036c61c" style:font-weight-asian="normal" style:font-weight-complex="normal"/>
    </style:style>
    <style:style style:name="T9" style:family="text">
      <style:text-properties fo:font-weight="normal" officeooo:rsid="00378aff" style:font-weight-asian="normal" style:font-weight-complex="normal"/>
    </style:style>
    <style:style style:name="T10" style:family="text">
      <style:text-properties officeooo:rsid="00214d26"/>
    </style:style>
    <style:style style:name="T11" style:family="text">
      <style:text-properties officeooo:rsid="00246906"/>
    </style:style>
    <style:style style:name="T12" style:family="text">
      <style:text-properties officeooo:rsid="002811df"/>
    </style:style>
    <style:style style:name="T13" style:family="text">
      <style:text-properties officeooo:rsid="0029a950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font-variant="normal" fo:text-transform="none" fo:color="#000000" fo:letter-spacing="normal" fo:font-style="normal" fo:font-weight="normal" officeooo:rsid="002e4e0a"/>
    </style:style>
    <style:style style:name="T17" style:family="text">
      <style:text-properties fo:font-variant="normal" fo:text-transform="none" fo:color="#000000" fo:letter-spacing="normal" fo:font-style="normal" fo:font-weight="normal" officeooo:rsid="00341f2c"/>
    </style:style>
    <style:style style:name="T18" style:family="text">
      <style:text-properties fo:font-variant="normal" fo:text-transform="none" fo:color="#000000" fo:letter-spacing="normal" fo:font-style="normal" fo:font-weight="normal" officeooo:rsid="0035c7fc"/>
    </style:style>
    <style:style style:name="T19" style:family="text">
      <style:text-properties fo:font-variant="normal" fo:text-transform="none" fo:color="#000000" fo:letter-spacing="normal" fo:font-style="normal" fo:font-weight="normal" officeooo:rsid="0036c61c"/>
    </style:style>
    <style:style style:name="T20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000000" fo:letter-spacing="normal" fo:font-style="normal" fo:font-weight="normal" officeooo:rsid="00396bf4" style:font-weight-asian="normal" style:font-weight-complex="normal"/>
    </style:style>
    <style:style style:name="T22" style:family="text">
      <style:text-properties fo:font-variant="normal" fo:text-transform="none" fo:color="#000000" fo:letter-spacing="normal" fo:font-style="normal" fo:font-weight="normal" officeooo:rsid="003a5b5b" style:font-weight-asian="normal" style:font-weight-complex="normal"/>
    </style:style>
    <style:style style:name="T23" style:family="text">
      <style:text-properties fo:font-variant="normal" fo:text-transform="none" fo:color="#000000" fo:letter-spacing="normal" fo:font-style="normal" fo:font-weight="normal" officeooo:rsid="003a9b53" style:font-weight-asian="normal" style:font-weight-complex="normal"/>
    </style:style>
    <style:style style:name="T24" style:family="text">
      <style:text-properties fo:font-variant="normal" fo:text-transform="none" fo:color="#000000" fo:letter-spacing="normal" fo:font-style="normal" fo:font-weight="normal" officeooo:rsid="003abca6" style:font-weight-asian="normal" style:font-weight-complex="normal"/>
    </style:style>
    <style:style style:name="T2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6" style:family="text">
      <style:text-properties officeooo:rsid="00378aff"/>
    </style:style>
    <style:style style:name="T27" style:family="text">
      <style:text-properties officeooo:rsid="00396bf4"/>
    </style:style>
    <style:style style:name="T28" style:family="text">
      <style:text-properties fo:font-style="normal"/>
    </style:style>
    <style:style style:name="T29" style:family="text">
      <style:text-properties fo:font-weight="bold" officeooo:rsid="00378aff" style:font-weight-asian="bold" style:font-weight-complex="bold"/>
    </style:style>
    <style:style style:name="T30" style:family="text">
      <style:text-properties fo:font-weight="bold" officeooo:rsid="00396bf4" style:font-weight-asian="bold" style:font-weight-complex="bold"/>
    </style:style>
    <style:style style:name="T31" style:family="text">
      <style:text-properties officeooo:rsid="003abc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n Moloney</text:p>
      <text:p text:style-name="P1">Professor Rivoire</text:p>
      <text:p text:style-name="P1">CS 351</text:p>
      <text:p text:style-name="P1">24 February 2017</text:p>
      <text:p text:style-name="P2">Homework 2</text:p>
      <text:p text:style-name="P4"><text:span text:style-name="T11">Problem </text:span>1:</text:p>
      <text:p text:style-name="P4"><text:span text:style-name="T1"><text:tab/></text:span><text:span text:style-name="T10">A) </text:span>Write a sequence of LEGv8 instructions that preserves only the middle 8 bits of the <text:tab/>register X9 and zeros out of the other bits.</text:p>
      <text:p text:style-name="P4"><text:span text:style-name="T2"><text:tab/><text:tab/>LSL X9, X9, 28 // </text:span><text:span text:style-name="T6">Shifting the bits left to clear the 28 bits on the left</text:span></text:p>
      <text:p text:style-name="P3"><text:span text:style-name="T1"><text:tab/><text:tab/>LSR X9, X9, </text:span><text:span text:style-name="T2">56 // </text:span><text:span text:style-name="T6">Shifting the bits to the right to clear the 28 bits on the right</text:span></text:p>
      <text:p text:style-name="P4"><text:span text:style-name="T2"><text:tab/><text:tab/></text:span><text:span text:style-name="T1">LSL X9, X9, </text:span><text:span text:style-name="T2">28 // </text:span><text:span text:style-name="T6">Returning the bits to their original position </text:span></text:p>
      <text:p text:style-name="P4"><text:span text:style-name="T2"><text:tab/></text:span><text:span text:style-name="T10">B)</text:span><text:span text:style-name="T3"> </text:span><text:span text:style-name="T10">Write a sequence of LEGv8 instructions that is equivalent to the following C code. <text:s/>Assume that a and b are 64-bit long longs and a is in x19 and b is in x20.</text:span></text:p>
      <text:p text:style-name="P5"><text:span text:style-name="T4"><text:tab/><text:tab/>LSL X9, X</text:span><text:span text:style-name="T5">19, </text:span><text:span text:style-name="T7">60</text:span><text:span text:style-name="T5">// </text:span><text:span text:style-name="T6">Dividing by 8</text:span></text:p>
      <text:p text:style-name="P21"><text:span text:style-name="T6"><text:tab/><text:tab/>L</text:span><text:span text:style-name="T1">SR X9 X9, 60</text:span></text:p>
      <text:p text:style-name="P5"><text:span text:style-name="T5"><text:tab/><text:tab/></text:span><text:span text:style-name="T6">Adding the divided number to original</text:span></text:p>
      <text:p text:style-name="P5"><text:span text:style-name="T5"><text:tab/><text:tab/>ANDI X20, X9, 8 <text:s/>// </text:span><text:span text:style-name="T6">Anding the temporary number and 8 to get the mod </text:span></text:p>
      <text:p text:style-name="P6">Problem 2:</text:p>
      <text:p text:style-name="P6"><text:tab/>Show how t he following sequence of LEGv8 is represented in 32-bit binary machine code. <text:s/>Label the fields of each instruction</text:p>
      <text:p text:style-name="P6"><text:tab/>CBZ X12, L</text:p>
      <text:p text:style-name="P6"><text:tab/>ADD X9, X11, XZR</text:p>
      <text:p text:style-name="P6"><text:tab/>ADDIS X12, X9, 1</text:p>
      <text:p text:style-name="P6"/>
      <text:p text:style-name="P6"><text:tab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5">CBZ</text:p>
            <text:p text:style-name="P14">Opcode <text:span text:style-name="T12">(8b)</text:span></text:p>
            <text:p text:style-name="P14"/>
          </table:table-cell>
          <table:table-cell table:style-name="Table1.A1" office:value-type="string">
            <text:p text:style-name="P15">L</text:p>
            <text:p text:style-name="P14">Conditional Branch Address<text:span text:style-name="T12">(19b)</text:span></text:p>
          </table:table-cell>
          <table:table-cell table:style-name="Table1.A1" office:value-type="string">
            <text:p text:style-name="P15">X12</text:p>
            <text:p text:style-name="P14">Rt</text:p>
          </table:table-cell>
          <table:table-cell table:style-name="Table1.A1" office:value-type="string">
            <text:p text:style-name="P12"/>
          </table:table-cell>
          <table:table-cell table:style-name="Table1.E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0x5A0</text:p>
          </table:table-cell>
          <table:table-cell table:style-name="Table1.A2" office:value-type="string">
            <text:p text:style-name="P17">000 0000 0000 01 00</text:p>
          </table:table-cell>
          <table:table-cell table:style-name="Table1.A2" office:value-type="string">
            <text:p text:style-name="P17">12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5">Add</text:p>
            <text:p text:style-name="P15">Opcode(<text:span text:style-name="T13">11b)</text:span></text:p>
          </table:table-cell>
          <table:table-cell table:style-name="Table1.A2" office:value-type="string">
            <text:p text:style-name="P16">Rm (5b)</text:p>
          </table:table-cell>
          <table:table-cell table:style-name="Table1.A2" office:value-type="string">
            <text:p text:style-name="P16">Shamt (6b)</text:p>
          </table:table-cell>
          <table:table-cell table:style-name="Table1.A2" office:value-type="string">
            <text:p text:style-name="P16">Rn(5b)</text:p>
          </table:table-cell>
          <table:table-cell table:style-name="Table1.E2" office:value-type="string">
            <text:p text:style-name="P16">Rd (5b)</text:p>
          </table:table-cell>
        </table:table-row>
        <table:table-row>
          <table:table-cell table:style-name="Table1.A2" office:value-type="string">
            <text:p text:style-name="P18">0x458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00 000 </text:p>
          </table:table-cell>
          <table:table-cell table:style-name="Table1.A2" office:value-type="string">
            <text:p text:style-name="P18">11</text:p>
          </table:table-cell>
          <table:table-cell table:style-name="Table1.E2" office:value-type="string">
            <text:p text:style-name="P18">9</text:p>
          </table:table-cell>
        </table:table-row>
        <table:table-row>
          <table:table-cell table:style-name="Table1.A2" office:value-type="string">
            <text:p text:style-name="P16">ADDIS</text:p>
            <text:p text:style-name="P16">Opcode (10b)</text:p>
          </table:table-cell>
          <table:table-cell table:style-name="Table1.A2" office:value-type="string">
            <text:p text:style-name="P16">Immediate </text:p>
            <text:p text:style-name="P16">(12 b)</text:p>
          </table:table-cell>
          <table:table-cell table:style-name="Table1.A2" office:value-type="string">
            <text:p text:style-name="P16">Rn</text:p>
            <text:p text:style-name="P16">(5b)</text:p>
          </table:table-cell>
          <table:table-cell table:style-name="Table1.A2" office:value-type="string">
            <text:p text:style-name="P16">Rd (5b)</text:p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8">0x790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8">9</text:p>
          </table:table-cell>
          <table:table-cell table:style-name="Table1.A2" office:value-type="string">
            <text:p text:style-name="P18">12</text:p>
          </table:table-cell>
          <table:table-cell table:style-name="Table1.E2" office:value-type="string">
            <text:p text:style-name="P12"/>
          </table:table-cell>
        </table:table-row>
      </table:table>
      <text:p text:style-name="P6"/>
      <text:p text:style-name="P7">Problem 3)</text:p>
      <text:p text:style-name="P7"><text:tab/>The following C++ code uses the infamous ternary operator. If you're not familiar with it, <text:tab/>Wikipedia has a good summary: http://en.wikipedia.org/wiki/Ternary_operation Write <text:tab/>LEGv8 assembly code that accomplishes the same task. Assume that a is in X19, b is in <text:tab/>X20, c is in X21, and d is in X22. Assume that a, b, c, and d are signed long longs.</text:p>
      <text:p text:style-name="P7"/>
      <text:p text:style-name="P7"><text:tab/>a = (b == 12) ? c : d + 1</text:p>
      <text:p text:style-name="P7"><text:tab/><text:span text:style-name="T1">J:</text:span></text:p>
      <text:p text:style-name="P10"><text:soft-page-break/><text:tab/><text:tab/>ADDI X9 XZR 12</text:p>
      <text:p text:style-name="P10"><text:tab/><text:tab/>SUB X9, X9, X20</text:p>
      <text:p text:style-name="P10"><text:tab/><text:tab/>CBNZ x9 L</text:p>
      <text:p text:style-name="P10"><text:tab/><text:tab/>ADD X19, X21, XZR</text:p>
      <text:p text:style-name="P10"/>
      <text:p text:style-name="P10"><text:tab/>L:</text:p>
      <text:p text:style-name="P10"><text:tab/><text:tab/>ADDI X22, X22, 1</text:p>
      <text:p text:style-name="P10"><text:tab/><text:tab/>ADD X19, X22, XZR</text:p>
      <text:p text:style-name="P10"/>
      <text:p text:style-name="P8">Problem 4:</text:p>
      <text:p text:style-name="P8"><text:tab/><text:span text:style-name="T14">Translate the following C code to LEGv8 assembly.</text:span></text:p>
      <text:p text:style-name="P11"><text:tab/><text:tab/>For (i=0; i &lt; a; i++)</text:p>
      <text:p text:style-name="P11"><text:tab/><text:tab/><text:tab/>for (j=0; j &lt; b; j++)</text:p>
      <text:p text:style-name="P11"><text:tab/><text:tab/><text:tab/><text:tab/>D[2*j] = 'A' + (char)i;</text:p>
      <text:p text:style-name="P11"/>
      <text:p text:style-name="P9"><text:span text:style-name="T15"><text:tab/></text:span><text:span text:style-name="T17">SUB X19, X19, 19</text:span></text:p>
      <text:p text:style-name="P9"><text:span text:style-name="T17"><text:tab/>SUB X20, X20, X20</text:span></text:p>
      <text:p text:style-name="P27"><text:span text:style-name="T15">Loop1:</text:span></text:p>
      <text:p text:style-name="P27"><text:span text:style-name="T15"><text:tab/>SUBS<text:tab/>XZR, X19, X21 // Set flags</text:span></text:p>
      <text:p text:style-name="P27"><text:span text:style-name="T15"><text:tab/>B.HS exit // Exit if I &gt; a</text:span></text:p>
      <text:p text:style-name="P27"><text:span text:style-name="T15"><text:tab/>B Loop2 // jump to inner loop</text:span></text:p>
      <text:p text:style-name="P27"><text:span text:style-name="T15"><text:tab/>ADDI X19, X19, 1 // i++</text:span></text:p>
      <text:p text:style-name="P27"><text:span text:style-name="T15"><text:tab/>B Loop1 // jump to top of loop</text:span></text:p>
      <text:p text:style-name="P24"><text:span text:style-name="T17">Loop2:</text:span></text:p>
      <text:p text:style-name="P25"><text:span text:style-name="T17"><text:tab/></text:span><text:span text:style-name="T18">SUBS XZR, X20, X22 // </text:span><text:span text:style-name="T19">Sets flags</text:span></text:p>
      <text:p text:style-name="P25"><text:span text:style-name="T18"><text:tab/>B.HS Loop1 // </text:span><text:span text:style-name="T19">If j &gt; b</text:span></text:p>
      <text:p text:style-name="P25"><text:span text:style-name="T18"><text:tab/>LSL X9, X20, 1 // </text:span><text:span text:style-name="T19">2 * j</text:span></text:p>
      <text:p text:style-name="P26"><text:span text:style-name="T18"><text:tab/></text:span><text:span text:style-name="T19">LDUR X10, [X22, X9] // Loading data from D[X9] into X10</text:span></text:p>
      <text:p text:style-name="P26"><text:span text:style-name="T19"><text:tab/>ADDI X10, </text:span><text:span text:style-name="T16"><text:s/></text:span><text:span text:style-name="T19">X19, 65</text:span><text:span text:style-name="T15"><text:tab/>// </text:span><text:span text:style-name="T19">Putting ‘A’ + (char)i into X10</text:span></text:p>
      <text:p text:style-name="P26"><text:span text:style-name="T19"><text:tab/>STUR X10, [X22, X9] // Stores value</text:span></text:p>
      <text:p text:style-name="P26"><text:span text:style-name="T19"><text:tab/>B Loop2</text:span></text:p>
      <text:p text:style-name="P10"><text:tab/></text:p>
      <text:p text:style-name="P22">Problem 5:</text:p>
      <text:p text:style-name="P30"><text:span text:style-name="T27">A)</text:span> Write a function in LEGv8 assembly that takes a 64-bit long long as input and returns its leftmost bit. That is, if the leftmost bit is 0, the function should return 00000....000. Otherwise, it should return 0000...001.</text:p>
      <text:p text:style-name="P30"><text:tab/><text:span text:style-name="T8">f:</text:span></text:p>
      <text:p text:style-name="P30"><text:span text:style-name="T8"><text:tab/><text:tab/>LSL X0, X0, 63 // </text:span><text:span text:style-name="T9">Shifts the number right 63 bits</text:span></text:p>
      <text:p text:style-name="P30"><text:span text:style-name="T8"><text:tab/><text:tab/>BR LR<text:tab/><text:tab/> <text:s text:c="2"/>// </text:span><text:span text:style-name="T9">Returns the number</text:span></text:p>
      <text:p text:style-name="Standard"/>
      <text:p text:style-name="Standard"><text:span text:style-name="T30">B) Translate this recursive function to LEGv8 assembly, </text:span><text:span text:style-name="Strong_20_Emphasis"><text:span text:style-name="T29">and concisely explain what it does.</text:span></text:span></text:p>
      <text:p text:style-name="P19">unsigned long long f(unsigned long long[] a, int n) {</text:p>
      <text:p text:style-name="P19"><text:s text:c="4"/><text:span text:style-name="T28">if (n == 0) return a[n];</text:span></text:p>
      <text:p text:style-name="P19"><text:s text:c="4"/><text:span text:style-name="T28">return a[n] + f(a, n - 1)</text:span></text:p>
      <text:p text:style-name="P19">}<text:tab/></text:p>
      <text:p text:style-name="P19"/>
      <text:p text:style-name="Standard">need to save value to stack, </text:p>
      <text:p text:style-name="Standard">if <text:s/><text:span text:style-name="T31">n == 0:</text:span></text:p>
      <text:p text:style-name="Standard"><text:tab/><text:span text:style-name="T31">jump to exit and return number from stack</text:span></text:p>
      <text:p text:style-name="P31"><text:soft-page-break/>else:</text:p>
      <text:p text:style-name="P31"><text:tab/></text:p>
      <text:p text:style-name="Standard"><text:span text:style-name="T20"><text:tab/></text:span><text:span text:style-name="T23">f:</text:span></text:p>
      <text:p text:style-name="Standard"><text:span text:style-name="T23"><text:tab/></text:span><text:span text:style-name="T22">SUBI SP, SP, </text:span><text:span text:style-name="T23">8</text:span></text:p>
      <text:p text:style-name="Standard"><text:tab/>SUBI X2, X2, 1</text:p>
      <text:p text:style-name="Standard"><text:span text:style-name="T23"><text:tab/></text:span><text:span text:style-name="T24">CBZ x2, exit</text:span></text:p>
      <text:p text:style-name="Standard">exit:</text:p>
      <text:p text:style-name="Standard"><text:tab/>STUR X0, [X0, 0]</text:p>
      <text:p text:style-name="Standard"><text:span text:style-name="T24"><text:tab/>BR LR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22:26:29.825674400</meta:creation-date>
    <dc:date>2017-02-22T20:43:04.787618353</dc:date>
    <meta:editing-duration>PT48M29S</meta:editing-duration>
    <meta:editing-cycles>3</meta:editing-cycles>
    <meta:generator>LibreOffice/5.1.4.2$Linux_X86_64 LibreOffice_project/10m0$Build-2</meta:generator>
    <meta:document-statistic meta:table-count="1" meta:image-count="0" meta:object-count="0" meta:page-count="3" meta:paragraph-count="107" meta:word-count="589" meta:character-count="2858" meta:non-whitespace-character-count="2270"/>
  </office:meta>
</office:document-meta>
</file>